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bold" fo:font-family="'Segoe UI'" style:font-family-asian="'Segoe UI'" style:font-family-complex="'Segoe UI'" fo:background-color="#ffffff" fo:color="#24292e"/>
    </style:style>
    <style:style style:name="T2" style:family="text">
      <style:text-properties fo:font-size="18.00pt" fo:font-weight="bold" fo:font-family="'Segoe UI'" style:font-family-asian="'Segoe UI'" style:font-family-complex="'Segoe UI'" fo:background-color="#ffffff" fo:color="#24292e"/>
    </style:style>
    <style:style style:name="T3" style:family="text">
      <style:text-properties fo:font-size="12.00pt" fo:font-weight="normal" fo:font-family="'Segoe UI'" style:font-family-asian="'Segoe UI'" style:font-family-complex="'Segoe UI'" fo:background-color="#ffffff" fo:color="#24292e" fo:font-style="italic"/>
    </style:style>
    <style:style style:name="T4" style:family="text">
      <style:text-properties fo:font-size="12.00pt" fo:font-weight="normal" fo:font-family="'Segoe UI'" style:font-family-asian="'Segoe UI'" style:font-family-complex="'Segoe UI'" fo:background-color="#ffffff" fo:color="#24292e"/>
    </style:style>
    <style:style style:name="T5" style:family="text">
      <style:text-properties fo:font-size="18.00pt" fo:font-weight="bold" fo:font-family="'Segoe UI'" style:font-family-asian="'Segoe UI'" style:font-family-complex="'Segoe UI'" fo:background-color="#ffffff" fo:color="#24292e"/>
    </style:style>
    <style:style style:name="T6" style:family="text">
      <style:text-properties fo:font-size="12.00pt" fo:font-weight="normal" fo:font-family="'Segoe UI'" style:font-family-asian="'Segoe UI'" style:font-family-complex="'Segoe UI'" fo:background-color="#ffffff" fo:color="#24292e" fo:font-style="italic"/>
    </style:style>
    <style:style style:name="T7" style:family="text">
      <style:text-properties fo:font-size="12.00pt" fo:font-weight="normal" fo:font-family="'Segoe UI'" style:font-family-asian="'Segoe UI'" style:font-family-complex="'Segoe UI'" fo:background-color="#ffffff" fo:color="#24292e"/>
    </style:style>
    <style:style style:name="T8" style:family="text">
      <style:text-properties fo:font-size="18.00pt" fo:font-weight="bold" fo:font-family="'Segoe UI'" style:font-family-asian="'Segoe UI'" style:font-family-complex="'Segoe UI'" fo:background-color="#ffffff" fo:color="#24292e"/>
    </style:style>
    <style:style style:name="T9" style:family="text">
      <style:text-properties fo:font-size="12.00pt" fo:font-weight="normal" fo:font-family="'Segoe UI'" style:font-family-asian="'Segoe UI'" style:font-family-complex="'Segoe UI'" fo:background-color="#ffffff" fo:color="#24292e" fo:font-style="italic"/>
    </style:style>
    <style:style style:name="T10" style:family="text">
      <style:text-properties fo:font-size="12.00pt" fo:font-weight="normal" fo:font-family="'Segoe UI'" style:font-family-asian="'Segoe UI'" style:font-family-complex="'Segoe UI'" fo:background-color="#ffffff" fo:color="#24292e"/>
    </style:style>
    <style:style style:name="T11" style:family="text">
      <style:text-properties fo:font-size="18.00pt" fo:font-weight="bold" fo:font-family="'Segoe UI'" style:font-family-asian="'Segoe UI'" style:font-family-complex="'Segoe UI'" fo:background-color="#ffffff" fo:color="#24292e"/>
    </style:style>
    <style:style style:name="T12" style:family="text">
      <style:text-properties fo:font-size="12.00pt" fo:font-weight="normal" fo:font-family="'Segoe UI'" style:font-family-asian="'Segoe UI'" style:font-family-complex="'Segoe UI'" fo:background-color="#ffffff" fo:color="#24292e" fo:font-style="italic"/>
    </style:style>
    <style:style style:name="T13" style:family="text">
      <style:text-properties fo:font-size="12.00pt" fo:font-weight="normal" fo:font-family="'Segoe UI'" style:font-family-asian="'Segoe UI'" style:font-family-complex="'Segoe UI'" fo:background-color="#ffffff" fo:color="#24292e"/>
    </style:style>
    <style:style style:name="T14" style:family="text">
      <style:text-properties fo:font-size="18.00pt" fo:font-weight="bold" fo:font-family="'Segoe UI'" style:font-family-asian="'Segoe UI'" style:font-family-complex="'Segoe UI'" fo:background-color="#ffffff" fo:color="#24292e"/>
    </style:style>
    <style:style style:name="T15" style:family="text">
      <style:text-properties fo:font-size="12.00pt" fo:font-weight="normal" fo:font-family="'Segoe UI'" style:font-family-asian="'Segoe UI'" style:font-family-complex="'Segoe UI'" fo:background-color="#ffffff" fo:color="#24292e" fo:font-style="italic"/>
    </style:style>
    <style:style style:name="T16" style:family="text">
      <style:text-properties fo:font-size="12.00pt" fo:font-weight="normal" style:text-underline-mode="continuous" style:text-underline-type="single" style:text-underline-style="solid" style:text-underline-width="normal" fo:font-family="'Segoe UI'" style:font-family-asian="'Segoe UI'" style:font-family-complex="'Segoe UI'" fo:background-color="#ffffff" fo:color="#24292e" fo:font-style="italic"/>
    </style:style>
    <style:style style:name="T17" style:family="text">
      <style:text-properties fo:font-size="12.00pt" fo:font-weight="normal" fo:font-family="'Segoe UI'" style:font-family-asian="'Segoe UI'" style:font-family-complex="'Segoe UI'" fo:background-color="#ffffff" fo:color="#24292e"/>
    </style:style>
    <style:style style:name="T18" style:family="text">
      <style:text-properties fo:font-size="12.00pt" fo:font-weight="normal" style:text-underline-mode="continuous" style:text-underline-type="single" style:text-underline-style="solid" style:text-underline-width="normal" fo:font-family="'Segoe UI'" style:font-family-asian="'Segoe UI'" style:font-family-complex="'Segoe UI'" fo:background-color="#ffffff" fo:color="#24292e" fo:font-style="italic"/>
    </style:style>
    <style:style style:name="T19" style:family="text">
      <style:text-properties fo:font-size="12.00pt" fo:font-weight="normal" fo:font-family="'Segoe UI'" style:font-family-asian="'Segoe UI'" style:font-family-complex="'Segoe UI'" fo:background-color="#ffffff" fo:color="#24292e"/>
    </style:style>
    <style:style style:name="T20" style:family="text">
      <style:text-properties fo:font-size="12.00pt" fo:font-weight="normal" style:text-underline-mode="continuous" style:text-underline-type="single" style:text-underline-style="solid" style:text-underline-width="normal" fo:font-family="'Segoe UI'" style:font-family-asian="'Segoe UI'" style:font-family-complex="'Segoe UI'" fo:background-color="#ffffff" fo:color="#24292e" fo:font-style="italic"/>
    </style:style>
    <style:style style:name="T21" style:family="text">
      <style:text-properties fo:font-size="12.00pt" fo:font-weight="normal" fo:font-family="'Segoe UI'" style:font-family-asian="'Segoe UI'" style:font-family-complex="'Segoe UI'" fo:background-color="#ffffff" fo:color="#24292e"/>
    </style:style>
    <style:style style:name="T22" style:family="text">
      <style:text-properties fo:font-size="12.00pt" fo:font-weight="normal" style:text-underline-mode="continuous" style:text-underline-type="single" style:text-underline-style="solid" style:text-underline-width="normal" fo:font-family="'Segoe UI'" style:font-family-asian="'Segoe UI'" style:font-family-complex="'Segoe UI'" fo:background-color="#ffffff" fo:color="#24292e" fo:font-style="italic"/>
    </style:style>
    <style:style style:name="T23" style:family="text">
      <style:text-properties fo:font-size="12.00pt" fo:font-weight="normal" fo:font-family="'Segoe UI'" style:font-family-asian="'Segoe UI'" style:font-family-complex="'Segoe UI'" fo:background-color="#ffffff" fo:color="#24292e"/>
    </style:style>
    <style:style style:name="T24" style:family="text">
      <style:text-properties fo:font-size="12.00pt" fo:font-weight="normal" style:text-underline-mode="continuous" style:text-underline-type="single" style:text-underline-style="solid" style:text-underline-width="normal" fo:font-family="'Segoe UI'" style:font-family-asian="'Segoe UI'" style:font-family-complex="'Segoe UI'" fo:background-color="#ffffff" fo:color="#24292e" fo:font-style="italic"/>
    </style:style>
    <style:style style:name="T25" style:family="text">
      <style:text-properties fo:font-size="12.00pt" fo:font-weight="normal" fo:font-family="'Segoe UI'" style:font-family-asian="'Segoe UI'" style:font-family-complex="'Segoe UI'" fo:background-color="#ffffff" fo:color="#24292e"/>
    </style:style>
    <style:style style:name="T26" style:family="text">
      <style:text-properties fo:font-size="12.00pt" fo:font-weight="normal" style:text-underline-mode="continuous" style:text-underline-type="single" style:text-underline-style="solid" style:text-underline-width="normal" fo:font-family="'Segoe UI'" style:font-family-asian="'Segoe UI'" style:font-family-complex="'Segoe UI'" fo:background-color="#ffffff" fo:color="#24292e" fo:font-style="italic"/>
    </style:style>
    <style:style style:name="T27" style:family="text">
      <style:text-properties fo:font-size="12.00pt" fo:font-weight="normal" fo:font-family="'Segoe UI'" style:font-family-asian="'Segoe UI'" style:font-family-complex="'Segoe UI'" fo:background-color="#ffffff" fo:color="#24292e"/>
    </style:style>
    <style:style style:name="T28" style:family="text">
      <style:text-properties fo:font-size="12.00pt" fo:font-weight="normal" fo:font-family="'Segoe UI'" style:font-family-asian="'Segoe UI'" style:font-family-complex="'Segoe UI'" fo:background-color="#ffffff" fo:color="#24292e"/>
    </style:style>
    <style:style style:name="T29" style:family="text">
      <style:text-properties fo:font-size="18.00pt" fo:font-weight="bold" fo:font-family="'Segoe UI'" style:font-family-asian="'Segoe UI'" style:font-family-complex="'Segoe UI'" fo:background-color="#ffffff" fo:color="#24292e"/>
    </style:style>
    <style:style style:name="T30" style:family="text">
      <style:text-properties fo:font-size="12.00pt" fo:font-weight="normal" fo:font-family="'Segoe UI'" style:font-family-asian="'Segoe UI'" style:font-family-complex="'Segoe UI'" fo:background-color="#ffffff" fo:color="#24292e" fo:font-style="italic"/>
    </style:style>
    <style:style style:name="T31" style:family="text">
      <style:text-properties fo:font-size="12.00pt" fo:font-weight="normal" fo:font-family="'Segoe UI'" style:font-family-asian="'Segoe UI'" style:font-family-complex="'Segoe UI'" fo:background-color="#ffffff" fo:color="#24292e"/>
    </style:style>
    <style:style style:name="T32" style:family="text">
      <style:text-properties fo:font-size="18.00pt" fo:font-weight="bold" fo:font-family="'Segoe UI'" style:font-family-asian="'Segoe UI'" style:font-family-complex="'Segoe UI'" fo:background-color="#ffffff" fo:color="#24292e"/>
    </style:style>
    <style:style style:name="T33" style:family="text">
      <style:text-properties fo:font-size="12.00pt" fo:font-weight="normal" fo:font-family="'Segoe UI'" style:font-family-asian="'Segoe UI'" style:font-family-complex="'Segoe UI'" fo:background-color="#ffffff" fo:color="#24292e" fo:font-style="italic"/>
    </style:style>
    <style:style style:name="T34" style:family="text">
      <style:text-properties fo:font-size="12.00pt" fo:font-weight="bold" fo:font-family="'Segoe UI'" style:font-family-asian="'Segoe UI'" style:font-family-complex="'Segoe UI'" fo:background-color="#ffffff" fo:color="#24292e" fo:font-style="italic"/>
    </style:style>
    <style:style style:name="T35" style:family="text">
      <style:text-properties fo:font-size="12.00pt" fo:font-weight="normal" fo:font-family="'Segoe UI'" style:font-family-asian="'Segoe UI'" style:font-family-complex="'Segoe UI'" fo:background-color="#ffffff" fo:color="#24292e"/>
    </style:style>
    <style:style style:name="T36" style:family="text">
      <style:text-properties fo:font-size="12.00pt" fo:font-weight="bold" fo:font-family="'Segoe UI'" style:font-family-asian="'Segoe UI'" style:font-family-complex="'Segoe UI'" fo:background-color="#ffffff" fo:color="#24292e" fo:font-style="italic"/>
    </style:style>
    <style:style style:name="T37" style:family="text">
      <style:text-properties fo:font-size="12.00pt" fo:font-weight="normal" fo:font-family="'Segoe UI'" style:font-family-asian="'Segoe UI'" style:font-family-complex="'Segoe UI'" fo:background-color="#ffffff" fo:color="#24292e"/>
    </style:style>
    <style:style style:name="T38" style:family="text">
      <style:text-properties fo:font-size="12.00pt" fo:font-weight="bold" fo:font-family="'Segoe UI'" style:font-family-asian="'Segoe UI'" style:font-family-complex="'Segoe UI'" fo:background-color="#ffffff" fo:color="#24292e" fo:font-style="italic"/>
    </style:style>
    <style:style style:name="T39" style:family="text">
      <style:text-properties fo:font-size="12.00pt" fo:font-weight="normal" fo:font-family="'Segoe UI'" style:font-family-asian="'Segoe UI'" style:font-family-complex="'Segoe UI'" fo:background-color="#ffffff" fo:color="#24292e"/>
    </style:style>
    <style:style style:name="T40" style:family="text">
      <style:text-properties fo:font-size="12.00pt" fo:font-weight="bold" fo:font-family="'Segoe UI'" style:font-family-asian="'Segoe UI'" style:font-family-complex="'Segoe UI'" fo:background-color="#ffffff" fo:color="#24292e" fo:font-style="italic"/>
    </style:style>
    <style:style style:name="T41" style:family="text">
      <style:text-properties fo:font-size="12.00pt" fo:font-weight="normal" fo:font-family="'Segoe UI'" style:font-family-asian="'Segoe UI'" style:font-family-complex="'Segoe UI'" fo:background-color="#ffffff" fo:color="#24292e"/>
    </style:style>
    <style:style style:name="T42" style:family="text">
      <style:text-properties fo:font-size="18.00pt" fo:font-weight="bold" fo:font-family="'Segoe UI'" style:font-family-asian="'Segoe UI'" style:font-family-complex="'Segoe UI'" fo:background-color="#ffffff" fo:color="#24292e"/>
    </style:style>
    <style:style style:name="T43" style:family="text">
      <style:text-properties fo:font-size="12.00pt" fo:font-weight="normal" fo:font-family="'Segoe UI'" style:font-family-asian="'Segoe UI'" style:font-family-complex="'Segoe UI'" fo:background-color="#ffffff" fo:color="#24292e" fo:font-style="italic"/>
    </style:style>
    <style:style style:name="T44" style:family="text">
      <style:text-properties fo:font-size="12.00pt" fo:font-weight="normal" fo:font-family="'Segoe UI'" style:font-family-asian="'Segoe UI'" style:font-family-complex="'Segoe UI'" fo:background-color="#ffffff" fo:color="#24292e"/>
    </style:style>
    <style:style style:name="T45" style:family="text">
      <style:text-properties fo:font-size="18.00pt" fo:font-weight="bold" fo:font-family="'Segoe UI'" style:font-family-asian="'Segoe UI'" style:font-family-complex="'Segoe UI'" fo:background-color="#ffffff" fo:color="#24292e"/>
    </style:style>
    <style:style style:name="T46" style:family="text">
      <style:text-properties fo:font-size="12.00pt" fo:font-weight="normal" fo:font-family="'Segoe UI'" style:font-family-asian="'Segoe UI'" style:font-family-complex="'Segoe UI'" fo:background-color="#ffffff" fo:color="#24292e"/>
    </style:style>
    <style:style style:name="T47" style:family="text">
      <style:text-properties fo:font-size="18.00pt" fo:font-weight="bold" fo:font-family="'Segoe UI'" style:font-family-asian="'Segoe UI'" style:font-family-complex="'Segoe UI'" fo:background-color="#ffffff" fo:color="#24292e"/>
    </style:style>
    <style:style style:name="T48" style:family="text">
      <style:text-properties fo:font-size="12.00pt" fo:font-weight="normal" fo:font-family="'Segoe UI'" style:font-family-asian="'Segoe UI'" style:font-family-complex="'Segoe UI'" fo:background-color="#ffffff" fo:color="#24292e"/>
    </style:style>
    <style:style style:name="T49" style:family="text">
      <style:text-properties fo:font-size="18.00pt" fo:font-weight="bold" fo:font-family="'Segoe UI'" style:font-family-asian="'Segoe UI'" style:font-family-complex="'Segoe UI'" fo:background-color="#ffffff" fo:color="#24292e"/>
    </style:style>
    <style:style style:name="T50" style:family="text">
      <style:text-properties fo:font-size="12.00pt" fo:font-weight="normal" fo:font-family="'Segoe UI'" style:font-family-asian="'Segoe UI'" style:font-family-complex="'Segoe UI'" fo:background-color="#ffffff" fo:color="#24292e"/>
    </style:style>
    <style:style style:name="T5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top="5.00pt" fo:margin-bottom="12.00pt"/>
    </style:style>
    <style:style style:name="P2" style:family="paragraph">
      <style:paragraph-properties fo:line-height="100.00%" fo:text-align="left" fo:margin-top="18.00pt" fo:margin-bottom="12.00pt"/>
    </style:style>
    <style:style style:name="P3" style:family="paragraph">
      <style:paragraph-properties fo:line-height="100.00%" fo:text-align="left" fo:margin-bottom="12.00pt"/>
    </style:style>
    <style:style style:name="P4" style:family="paragraph">
      <style:paragraph-properties fo:line-height="100.00%" fo:text-align="left" fo:margin-top="18.00pt" fo:margin-bottom="12.00pt"/>
    </style:style>
    <style:style style:name="P5" style:family="paragraph">
      <style:paragraph-properties fo:line-height="100.00%" fo:text-align="left" fo:margin-bottom="12.00pt"/>
    </style:style>
    <style:style style:name="P6" style:family="paragraph">
      <style:paragraph-properties fo:line-height="100.00%" fo:text-align="left" fo:margin-top="18.00pt" fo:margin-bottom="12.00pt"/>
    </style:style>
    <style:style style:name="P7" style:family="paragraph">
      <style:paragraph-properties fo:line-height="100.00%" fo:text-align="left" fo:margin-bottom="12.00pt"/>
    </style:style>
    <style:style style:name="P8" style:family="paragraph">
      <style:paragraph-properties fo:line-height="100.00%" fo:text-align="left" fo:margin-top="18.00pt" fo:margin-bottom="12.00pt"/>
    </style:style>
    <style:style style:name="P9" style:family="paragraph">
      <style:paragraph-properties fo:line-height="100.00%" fo:text-align="left" fo:margin-bottom="12.00pt"/>
    </style:style>
    <style:style style:name="P10" style:family="paragraph">
      <style:paragraph-properties fo:line-height="100.00%" fo:text-align="left" fo:margin-top="18.00pt" fo:margin-bottom="12.00pt"/>
    </style:style>
    <style:style style:name="P11" style:family="paragraph">
      <style:paragraph-properties fo:line-height="100.00%" fo:text-align="left" fo:margin-bottom="12.00pt"/>
    </style:style>
    <style:style style:name="P12" style:family="paragraph">
      <style:paragraph-properties fo:line-height="100.00%" fo:text-align="left" fo:margin-top="18.00pt" fo:margin-bottom="12.00pt"/>
    </style:style>
    <style:style style:name="P13" style:family="paragraph">
      <style:paragraph-properties fo:line-height="100.00%" fo:text-align="left" fo:margin-bottom="12.00pt"/>
    </style:style>
    <style:style style:name="P14" style:family="paragraph">
      <style:paragraph-properties fo:line-height="100.00%" fo:text-align="left" fo:margin-top="18.00pt" fo:margin-bottom="12.00pt"/>
    </style:style>
    <style:style style:name="P15" style:family="paragraph">
      <style:paragraph-properties fo:line-height="100.00%" fo:text-align="left" fo:margin-bottom="12.00pt"/>
    </style:style>
    <style:style style:name="P16" style:family="paragraph">
      <style:paragraph-properties fo:line-height="100.00%" fo:text-align="left" fo:margin-top="18.00pt" fo:margin-bottom="12.00pt"/>
    </style:style>
    <style:style style:name="P17" style:family="paragraph">
      <style:paragraph-properties fo:line-height="100.00%" fo:text-align="left" fo:margin-bottom="12.00pt"/>
    </style:style>
    <style:style style:name="P18" style:family="paragraph">
      <style:paragraph-properties fo:line-height="100.00%" fo:text-align="left" fo:margin-top="18.00pt" fo:margin-bottom="12.00pt"/>
    </style:style>
    <style:style style:name="P19" style:family="paragraph">
      <style:paragraph-properties fo:line-height="100.00%" fo:text-align="left" fo:margin-bottom="5.00pt"/>
    </style:style>
    <style:style style:name="P20" style:family="paragraph">
      <style:paragraph-properties fo:line-height="100.00%" fo:text-align="left" fo:margin-bottom="8.00pt"/>
    </style:style>
  </office:automatic-styles>
  <office:body>
    <office:text>
      <text:p text:style-name="P1"><text:span text:style-name="T1">Writing Curriculum Redesign</text:span></text:p>
      <text:p text:style-name="P2"><text:span text:style-name="T2">Executive Summary</text:span><text:span text:style-name="T3"/></text:p>
      <text:p text:style-name="P3"><text:span text:style-name="T4">While many ponder how to reach students through the academic struggles the pandemic has brought, our team stands poised to combat the changes to the Reading and Writing STAAR tests. With a revitalized curriculum that is informed by the technological needs of our students, the demands of the test, and respective of creative instruction, we aim to bring a curriculum that spans multiple grades in order to build an unshakeable reading and writing foundation that will support overall student success.</text:span></text:p>
      <text:p text:style-name="P3"><text:span text:style-name="T4">By building an online portal, we will make it easy for students to sign in to their favorite websites to practice and build their English skills. Thousands of imaginative stories with vibrant, diverse characters, pages and pages of grammar practice students find engaging, and supplemental activities that allow students to creatively blossom while reinforcing key skills await them online. Parents will be delighted to log in and see their child's progress, with support available in several languages to empower them to be an active participant in our educational team.</text:span></text:p>
      <text:p text:style-name="P3"><text:span text:style-name="T4">We believe that a strong focus on writing has the power to transform student outcomes, a thread that weaves through the fabric of our curriculum pages.</text:span></text:p>
      <text:p text:style-name="P4"><text:span text:style-name="T5">Business Objectives</text:span><text:span text:style-name="T6"/></text:p>
      <text:p text:style-name="P5"><text:span text:style-name="T7">Because the requirements for the reading STAAR have shifted so drastically, English Language Arts &amp; Reading (ELAR) curriculum needs to evolve - quickly.</text:span></text:p>
      <text:p text:style-name="P5"><text:span text:style-name="T7">We have a three-fold goal with this project:</text:span></text:p>
      <text:p text:style-name="P5"><text:span text:style-name="T7">1) Provide updated content that is further aligned with STAAR testing items to give students familiarity with new question types, as measured by pre-test and post-test scores;</text:span></text:p>
      <text:p text:style-name="P5"><text:span text:style-name="T7">2) Provide instructional time for teachers to utilize technology in closing instructional gaps, such as typing skills to prepare for essays &amp; open-ended response items and edTech programs that provide individualized instruction to students and detailed skill reports to instructors, as measured by application usage times and the number of lessons completed per student; and</text:span></text:p>
      <text:p text:style-name="P5"><text:span text:style-name="T7">3) Embrace a "whole child" approach that provides supplemental activities and lessons that are creative, art-forward, and/or SEL-informed, as measured by the number of downloads of these activities from the curriculum website and lesson pages.</text:span></text:p>
      <text:p text:style-name="P5"><text:span text:style-name="T7"/></text:p>
      <text:p text:style-name="P5"><text:span text:style-name="T8">Background</text:span><text:span text:style-name="T9"/></text:p>
      <text:p text:style-name="P5"><text:span text:style-name="T10">As a group of former and current educators, we have seen the changes in the ELAR STAAR test for the 2022-2023 school year firsthand. Compiled with the learning gaps we have seen in our students this year, we find it prudent to pivot our approach to our daily ELAR lessons, enabling our students to have a great familiarity with new test questions such as those that require parts A &amp; B to be correct for credit to be given, open-ended responses, and essays outside of the typical 4th and 7th grade.</text:span></text:p>
      <text:p text:style-name="P5"><text:span text:style-name="T10">Additionally, some students are missing explicit typing lessons because teachers are told to prioritize other skills. With the April '23 STAAR test being administered online, slow typers may be at a disadvantage to students who know how to type. </text:span></text:p>
      <text:p text:style-name="P5"><text:span text:style-name="T10">Thinking more holistically about curriculum, the best uses of instructional time, and unspoken barriers Title I students tend to face is a matter of equity and social justice, matters important to the leaders of this project.</text:span></text:p>
      <text:p text:style-name="P6"><text:span text:style-name="T11">Scope</text:span><text:span text:style-name="T12"/></text:p>
      <text:p text:style-name="P7"><text:span text:style-name="T13">The scope of the following includes a website for educators and others in the district to visit for lesson plans, materials, supplemental activities, small group guidance, and instructional support. Additionally, curriculum will be created for grades kindergarten, 1st, 2nd, 3rd, and 4th only at this time. All handouts, lesson guidance, slideshows / visual lesson delivery, and supplemental activities will be provided to educators to ease the implementation in the first two years.</text:span></text:p>
      <text:p text:style-name="P7"><text:span text:style-name="T13">Although changes have also been made to the math STAAR, we feel strongly that the changes to the ELAR STAAR are greater and more convoluted for parents to navigate, therefore, we want to adjust the curriculum to provide an opportunity for students to be assessed on similar items throughout the year in a low-stakes environment.</text:span></text:p>
      <text:p text:style-name="P8"><text:span text:style-name="T14">Functional requirements</text:span><text:span text:style-name="T15"/></text:p>
      <text:p text:style-name="P9"><text:span text:style-name="T16">Curriculum</text:span><text:span text:style-name="T17"/></text:p>
      <text:p text:style-name="P9"><text:span text:style-name="T17">Our curriculum team is funded for three writers. They will need to generate the first semester of ELAR curriculum for grades K-4th by June 20th, and finish the second semester by September to allow for editing and delivery by mid-October. This team will provide all lesson guidance, materials for teaching, Google Slides / Nearpod / visual means of providing curriculum, supplemental creative activities, handouts, tests, quizzes, pre-tests, post-tests, and incurred instructional necessities.</text:span></text:p>
      <text:p text:style-name="P9"><text:span text:style-name="T18">Technology</text:span><text:span text:style-name="T19"/></text:p>
      <text:p text:style-name="P9"><text:span text:style-name="T19">The technology team will be responsible for the creation of the curriculum website, working closely with the curriculum team to digitize lesson materials as they're created and optimize them for online use and virtual learning as applicable. This team will also be in charge of the creation of an online portal in which students will sign on with a badge or email address and use the portal as a means of logging into other websites, bypassing the need for students to memorize multiple passwords and streamlining the sign-in process.</text:span></text:p>
      <text:p text:style-name="P9"><text:span text:style-name="T20">Translation</text:span><text:span text:style-name="T21"/></text:p>
      <text:p text:style-name="P9"><text:span text:style-name="T21">Our online portal will have a space for parents. As many of our Title I parents speak languages other than English, we will need to offer parent guidance in several languages to ensure parents can supplement lessons at home and participate in the education of their children as they are able to.</text:span></text:p>
      <text:p text:style-name="P9"><text:span text:style-name="T22">Users - Educators / Teachers</text:span><text:span text:style-name="T23"/></text:p>
      <text:p text:style-name="P9"><text:span text:style-name="T23">Teachers will use our curriculum to replace their current ELAR offerings. By using our weekly lesson outline, they will have a vision for how our lessons fit together and their benefit to the students. This will also provide them with several different means of handling students who need extra support or, on the contrary, need more of a challenge than their peers. Teachers will also have a chance to provide feedback to our curriculum team via survey three times a year, providing them the opportunity to shape our next steps and better serve the needs of Texas educators.</text:span></text:p>
      <text:p text:style-name="P9"><text:span text:style-name="T24">Users - Students</text:span><text:span text:style-name="T25"/></text:p>
      <text:p text:style-name="P9"><text:span text:style-name="T25">Students will be allowed to create an avatar that looks like them to navigate our online student curriculum portal. Students will be given achievement ribbons for time benchmarks met, and additionally, can receive points from apps and their teachers to spend on new avatar items, homework passes, or extra credit points (as designated by their teacher). Our portal will lead them to educational programs that grow their reading, grammar, typing, and journaling skills to help ensure their success on future ELAR STAAR assessments.</text:span></text:p>
      <text:p text:style-name="P9"><text:span text:style-name="T26">Users - Parents</text:span><text:span text:style-name="T27"/></text:p>
      <text:p text:style-name="P9"><text:span text:style-name="T27">Parents can log on and see their students' progress through a special parent website attached to the student portal. Our parent website will specifically make suggestions in parent-friendly language to allow those with the opportunity to supplement lessons at home, the materials to do so. The parent website will offer guidance in English, Spanish, Tagalog, Mandarin, Vietnamese, Urdu, Arabic, and Amharic.</text:span><text:span text:style-name="T28"/></text:p>
      <text:p text:style-name="P10"><text:span text:style-name="T29">Personnel requirements</text:span><text:span text:style-name="T30"/></text:p>
      <text:p text:style-name="P11"><text:span text:style-name="T31">We will require various personnel to make this project a success. First, we will start with three curriculum writers. Our technology team is currently comprised of five people, two informing UX and three designing the websites. We are gathering our translation team as we need someone fluent in Amharic, however, we are confident that role will be filled by the time we are in need of their expertise. Our project management team consists of three former and current educators who are working to ensure curriculum is on schedule and adheres to the aims of the project.</text:span></text:p>
      <text:p text:style-name="P12"><text:span text:style-name="T32">Delivery schedule</text:span><text:span text:style-name="T33"/></text:p>
      <text:p text:style-name="P13"><text:span text:style-name="T34">Phase One</text:span><text:span text:style-name="T35"/></text:p>
      <text:p text:style-name="P13"><text:span text:style-name="T35">Phase one will consist of researching the changes to the STAAR test, addressing any changes to the Texas Education Knowledge Standards (TEKS), and leveraging our highest-priority skills. Upon finding that information, our curriculum team will take three months (February to May) to create the first semester of each grade from K to 4th. The month of May will be dedicated to editing and revising the curriculum while the technology team starts loading some of the information onto the portal.</text:span></text:p>
      <text:p text:style-name="P13"><text:span text:style-name="T36">Phase Two</text:span><text:span text:style-name="T37"/></text:p>
      <text:p text:style-name="P13"><text:span text:style-name="T37">Phase two will be the delivery of curriculum to schools in June. Trainings will be held throughout July and August for educators to ensure a smooth transition into our ELAR curriculum at their district. The website will launch in early July to beta users and to the general public at the end of July.</text:span></text:p>
      <text:p text:style-name="P13"><text:span text:style-name="T38">Phase Three</text:span><text:span text:style-name="T39"/></text:p>
      <text:p text:style-name="P13"><text:span text:style-name="T39">The translation team will begin creating parent guides, launching the first month of guides in August. They will continue to launch guides on a monthly basis until the school year is covered. Teachers will have their first feedback opportunity to the curriculum team in October. The curriculum team will deliver the second semester for all grade levels in October.</text:span></text:p>
      <text:p text:style-name="P13"><text:span text:style-name="T40">Phase Four</text:span><text:span text:style-name="T41"/></text:p>
      <text:p text:style-name="P13"><text:span text:style-name="T41">Student data will be assessed at the end of the year to chart growth, difficulties, and account for teacher feedback.</text:span></text:p>
      <text:p text:style-name="P13"><text:span text:style-name="T41"/></text:p>
      <text:p text:style-name="P13"><text:span text:style-name="T42">Other requirements</text:span><text:span text:style-name="T43"/></text:p>
      <text:p text:style-name="P13"><text:span text:style-name="T44">One consideration is browser compatibility as school districts vary widely in the devices and operating systems used for students, nevermind accounting for the personal devices used by students and parents to potentially access the learning portal outside of school hours.</text:span></text:p>
      <text:p text:style-name="P13"><text:span text:style-name="T44">Technology team will need to build in oral supports for students with accommodations stating that work must be read to them.</text:span></text:p>
      <text:p text:style-name="P14"><text:span text:style-name="T45">Assumptions</text:span></text:p>
      <text:p text:style-name="P15"><text:span text:style-name="T46">The curriculum operates on the assumption that schools will have printers, ink, delivery reception capabilities, computers for daily educator use, and a smartboard of some sort in order for students to see the visual components of the lessons.</text:span></text:p>
      <text:p text:style-name="P15"><text:span text:style-name="T46">Additionally, we will assume districts will have their own means of managing student accounts, such as student Gmail accounts.</text:span></text:p>
      <text:p text:style-name="P16"><text:span text:style-name="T47">Limitations</text:span></text:p>
      <text:p text:style-name="P17"><text:span text:style-name="T48">Because we are limited on time, we cannot launch the entire year of each grade's curriculum right away. Our curriculum writers will focus on the first semester of ELAR for K-4th, delivering all materials to schools by June 20th. Second semester materials will arrive to schools in mid to late-October.</text:span></text:p>
      <text:p text:style-name="P17"><text:span text:style-name="T48">We are incredibly grateful for our grant funding supporting the curriculum writing, promotion, and travel of our sales associates in launching and selling our curriculum around the state of Texas. In order to launch our curriculum for grade 5 and above, we will need to secure more funding.</text:span></text:p>
      <text:p text:style-name="P17"><text:span text:style-name="T48">We have three curriculum writers funded, which will yield a semester of ELAR curriculum for grades K-4th in six to eight months. If provided greater funding for more writers, we can either adjust the timeline for a semester of curriculum downward, or if a quorum is reached, designate the new team of writers to start on the second semester simultaneously and deliver it by July or August instead of October as currently planned.</text:span></text:p>
      <text:p text:style-name="P18"><text:span text:style-name="T49">Risks</text:span></text:p>
      <text:p text:style-name="P19"><text:span text:style-name="T50">As always, one of the greatest risks with curriculum is that it doesn't reach the students the way it needs to and doesn't drive results the way districts would like to see.</text:span></text:p>
      <text:p text:style-name="P19"><text:span text:style-name="T50">First, by starting with culturally-responsive and vibrant stories and writing prompts, we students of all backgrounds and interests will find something that speaks to them as a child, learner, or citizen of the world. By discussing current topics and references students care about, we are building an environment in which the buy-in level is high for students because they feel affirmed in the lessons.</text:span></text:p>
      <text:p text:style-name="P19"><text:span text:style-name="T50">Second, test results can be surprising in several ways year to year, but in the consistent application of our curriculum, we are confident that students will be able to demonstrate above grade-level growth from year to year. Kindergarten lessons inform 1st grade, 1st grade lessons support 2nd grade skills, and so forth. When ELAR is focused between grades in this manner, we can push student achievement through continuously strengthening their foundational skills, however, all grades must participate equally to ensure the foundation stays strong.</text:span></text:p>
      <text:p text:style-name="P19"><text:span text:style-name="T50">Some other risks would be the inability of educators to navigate our curriculum resource website, for one reason or another.</text:span></text:p>
      <text:p text:style-name="P20"><text:span text:style-name="T5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